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table="urn:oasis:names:tc:opendocument:xmlns:table:1.0" xmlns:text="urn:oasis:names:tc:opendocument:xmlns:text:1.0">
  <office:body>
    <office:spreadsheet>
      <table:table table:name="Sheet1">
        <table:table-column/>
        <table:table-row>
          <table:table-cell office:value-type="string" table:style-name="Default" office:string-value="Number"/>
          <table:table-cell table:style-name="Default" table:formula="=1.25"/>
        </table:table-row>
        <table:table-row>
          <table:table-cell office:value-type="string" table:style-name="Default" office:string-value="Percent"/>
          <table:table-cell table:style-name="Default" table:formula="=0.1234"/>
        </table:table-row>
        <table:table-row>
          <table:table-cell office:value-type="string" table:style-name="Default" office:string-value="Currency"/>
          <table:table-cell table:style-name="Default" table:formula="=99.95"/>
        </table:table-row>
        <table:table-row>
          <table:table-cell office:value-type="string" table:style-name="Default" office:string-value="String"/>
          <table:table-cell table:style-name="Default" table:formula="=&quot;text&quot;"/>
        </table:table-row>
        <table:table-row>
          <table:table-cell office:value-type="string" table:style-name="Default" office:string-value="Boolean"/>
          <table:table-cell table:style-name="Default" table:formula="=TRUE()"/>
          <table:table-cell table:style-name="Default" table:formula="=FALSE()"/>
        </table:table-row>
        <table:table-row>
          <table:table-cell office:value-type="string" table:style-name="Default" office:string-value="Date"/>
          <table:table-cell table:style-name="Default" table:formula="=DATE(2001.0;8.0;23.0)"/>
        </table:table-row>
        <table:table-row>
          <table:table-cell office:value-type="string" table:style-name="Default" office:string-value="Time"/>
          <table:table-cell table:style-name="Default" table:formula="=TIME(23.0;12.0;23.442)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7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1-18">18.01.2008</text:date>, <text:time>17:08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>
  <office:meta>
    <meta:generator>AbacusFormulaCompiler/1.0.1</meta:generator>
    <meta:creation-date>2008-04-04T13:01:18.000</meta:creation-date>
  </office:meta>
</office:document-meta>
</file>